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style:font-name="Open Sans" fo:font-size="11pt" style:font-size-asian="11pt" style:font-size-complex="11pt"/>
    </style:style>
    <style:style style:name="P2" style:family="paragraph" style:parent-style-name="Text_20_body">
      <style:text-properties style:font-name="Open Sans" fo:font-size="11pt" officeooo:rsid="000a162b" officeooo:paragraph-rsid="000a162b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Open Sans" fo:font-size="11pt" officeooo:paragraph-rsid="00069ebc" style:font-size-asian="11pt" style:font-size-complex="11pt"/>
    </style:style>
    <style:style style:name="P4" style:family="paragraph" style:parent-style-name="Standard">
      <style:text-properties style:font-name="Open Sans" fo:font-size="11pt" officeooo:paragraph-rsid="00069ebc" style:font-size-asian="11pt" style:font-size-complex="11pt"/>
    </style:style>
    <style:style style:name="P5" style:family="paragraph" style:parent-style-name="Standard">
      <style:text-properties style:font-name="Open Sans" fo:font-size="11pt" officeooo:rsid="0009a7d4" officeooo:paragraph-rsid="0009a7d4" style:font-size-asian="11pt" style:font-size-complex="11pt"/>
    </style:style>
    <style:style style:name="P6" style:family="paragraph" style:parent-style-name="Standard">
      <style:text-properties style:font-name="Open Sans" fo:font-size="11pt" style:text-underline-style="solid" style:text-underline-width="auto" style:text-underline-color="font-color" officeooo:paragraph-rsid="00069ebc" style:font-size-asian="11pt" style:font-size-complex="11pt"/>
    </style:style>
    <style:style style:name="P7" style:family="paragraph" style:parent-style-name="Standard">
      <style:text-properties style:font-name="Open Sans" fo:font-size="11pt" style:text-underline-style="none" officeooo:rsid="0009a7d4" officeooo:paragraph-rsid="0009a7d4" style:font-size-asian="11pt" style:font-size-complex="11pt"/>
    </style:style>
    <style:style style:name="P8" style:family="paragraph" style:parent-style-name="Horizontal_20_Line">
      <style:text-properties style:font-name="Open Sans" fo:font-size="11pt" style:font-size-asian="11pt" style:font-size-complex="11pt"/>
    </style:style>
    <style:style style:name="P9" style:family="paragraph" style:parent-style-name="Horizontal_20_Line">
      <style:text-properties style:font-name="Open Sans" fo:font-size="11pt" officeooo:paragraph-rsid="0009a7d4" style:font-size-asian="11pt" style:font-size-complex="11p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Open Sans" fo:font-size="11pt" style:text-underline-style="solid" style:text-underline-width="auto" style:text-underline-color="font-color" fo:font-weight="bold" officeooo:paragraph-rsid="00069ebc" style:font-size-asian="11pt" style:font-weight-asian="bold" style:font-size-complex="11pt" style:font-weight-complex="bold"/>
    </style:style>
    <style:style style:name="P11" style:family="paragraph" style:parent-style-name="Standard">
      <style:text-properties officeooo:paragraph-rsid="0009a7d4"/>
    </style:style>
    <style:style style:name="P1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69ebc"/>
    </style:style>
    <style:style style:name="T3" style:family="text">
      <style:text-properties style:text-underline-style="solid" style:text-underline-width="auto" style:text-underline-color="font-color" officeooo:rsid="0009a7d4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69ebc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0ba21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b15a0" style:font-weight-asian="bold" style:font-weight-complex="bold"/>
    </style:style>
    <style:style style:name="T9" style:family="text">
      <style:text-properties officeooo:rsid="00069ebc"/>
    </style:style>
    <style:style style:name="T10" style:family="text">
      <style:text-properties officeooo:rsid="00081037"/>
    </style:style>
    <style:style style:name="T11" style:family="text">
      <style:text-properties officeooo:rsid="0009a7d4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09a7d4"/>
    </style:style>
    <style:style style:name="T14" style:family="text">
      <style:text-properties style:font-name="Open Sans" fo:font-size="11pt" style:font-size-asian="11pt" style:font-size-complex="11pt"/>
    </style:style>
    <style:style style:name="T15" style:family="text">
      <style:text-properties style:font-name="Open Sans" fo:font-size="11pt" officeooo:rsid="0009a7d4" style:font-size-asian="11pt" style:font-size-complex="11pt"/>
    </style:style>
    <style:style style:name="T16" style:family="text">
      <style:text-properties style:font-name="Open Sans" fo:font-size="11pt" officeooo:rsid="00069ebc" style:font-size-asian="11pt" style:font-size-complex="11pt"/>
    </style:style>
    <style:style style:name="T17" style:family="text">
      <style:text-properties style:font-name="Open Sans" fo:font-size="11pt" style:text-underline-style="solid" style:text-underline-width="auto" style:text-underline-color="font-color" fo:font-weight="bold" officeooo:rsid="0009a7d4" style:font-size-asian="11pt" style:font-weight-asian="bold" style:font-size-complex="11pt" style:font-weight-complex="bold"/>
    </style:style>
    <style:style style:name="T18" style:family="text">
      <style:text-properties style:font-name="Open Sans" fo:font-size="11pt" style:text-underline-style="none" officeooo:rsid="0009a7d4" style:font-size-asian="11pt" style:font-size-complex="11pt"/>
    </style:style>
    <style:style style:name="T19" style:family="text">
      <style:text-properties style:font-name="Open Sans" fo:font-size="11pt" style:text-underline-style="none" officeooo:rsid="000f210b" style:font-size-asian="11pt" style:font-size-complex="11pt"/>
    </style:style>
    <style:style style:name="T20" style:family="text">
      <style:text-properties style:font-name="Open Sans" fo:font-size="11pt" style:text-underline-style="none" officeooo:rsid="000f210b" fo:background-color="#ffff00" loext:char-shading-value="0" style:font-size-asian="11pt" style:font-size-complex="11pt"/>
    </style:style>
    <style:style style:name="T21" style:family="text">
      <style:text-properties style:font-name="Open Sans" fo:font-size="11pt" style:text-underline-style="none" officeooo:rsid="000f210b" fo:background-color="#ffff00" loext:char-shading-value="0" style:font-size-asian="11pt" style:font-size-complex="11pt"/>
    </style:style>
    <style:style style:name="T22" style:family="text">
      <style:text-properties officeooo:rsid="000f210b"/>
    </style:style>
    <style:style style:name="T23" style:family="text">
      <style:text-properties officeooo:rsid="0014c936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cénario <text:span text:style-name="T10">A</text:span> : Organisation d’un évènement</text:p>
      <text:p text:style-name="P3"><text:span text:style-name="T7">Réunion 1 : </text:span><text:span text:style-name="T8">Reporting</text:span></text:p>
      <text:p text:style-name="P3"/>
      <text:p text:style-name="P4"><text:span text:style-name="T1"><office:annotation office:name="__Annotation__1064_981983644" loext:resolved="false"><dc:creator>Unknown Author</dc:creator><dc:date>2022-02-03T15:17:54.074929773</dc:date><text:p text:style-name="P12"><text:span text:style-name="T24">We’ll see what people do; not sure if we will get variation here.</text:span></text:p></office:annotation></text:span><text:span text:style-name="T4">Objectif de la réunion</text:span><text:span text:style-name="T1"> </text:span><text:span text:style-name="T3">(</text:span><office:annotation-end office:name="__Annotation__1064_981983644"/><text:span text:style-name="T3">~</text:span><text:span text:style-name="T3"><office:annotation office:name="__Annotation__1114_981983644" loext:resolved="false"><dc:creator>Unknown Author</dc:creator><dc:date>2022-02-03T15:32:54.509890904</dc:date><text:p text:style-name="P12"><text:span text:style-name="T24">Length specifications are not strict constraints but a guidelines to help annotators</text:span></text:p></office:annotation></text:span><text:span text:style-name="T3">une phrase</text:span><office:annotation-end office:name="__Annotation__1114_981983644"/><text:span text:style-name="T3">)</text:span><text:span text:style-name="T13"> : </text:span></text:p>
      <text:p text:style-name="P4"/>
      <text:p text:style-name="P4"/>
      <text:p text:style-name="P11"><text:span text:style-name="T17">Ordre du jour</text:span><text:span text:style-name="T18"> </text:span><text:span text:style-name="T21">(dans l’orde de discussion) </text:span><text:span text:style-name="T18">:</text:span></text:p>
      <text:p text:style-name="P4"/>
      <text:p text:style-name="P4">1.__________________________________<text:tab/> <text:s text:c="8"/>2.__________________________________</text:p>
      <text:p text:style-name="P4"/>
      <text:p text:style-name="P4">3.__________________________________<text:tab/> <text:s text:c="8"/>4.__________________________________</text:p>
      <text:p text:style-name="P4"/>
      <text:p text:style-name="P6"/>
      <text:p text:style-name="P6"/>
      <text:p text:style-name="P5"><office:annotation office:name="__Annotation__1107_981983644" loext:resolved="false"><dc:creator>Unknown Author</dc:creator><dc:date>2022-02-03T15:32:43.560348833</dc:date><text:p text:style-name="P12"><text:span text:style-name="T24">Paragraph format</text:span></text:p></office:annotation><text:span text:style-name="T4">Résumé</text:span><text:span text:style-name="T1"> (~8-1</text:span><text:span text:style-name="T6">2</text:span><text:span text:style-name="T1"> phrases)</text:span><text:span text:style-name="T12"> </text:span><office:annotation-end office:name="__Annotation__1107_981983644"/><text:span text:style-name="T12">:</text:span></text:p>
      <text:p text:style-name="P7"/>
      <text:p text:style-name="P7"><office:annotation office:name="__Annotation__1280_981983644" loext:resolved="false"><dc:creator>Unknown Author</dc:creator><dc:date>2022-02-03T15:43:59.827011729</dc:date><text:p text:style-name="P12"><text:span text:style-name="T24">Use standard language throughout</text:span></text:p></office:annotation>text<office:annotation-end office:name="__Annotation__1280_981983644"/></text:p>
      <text:p text:style-name="P7"/>
      <text:p text:style-name="P6"/>
      <text:p text:style-name="P4"><text:span text:style-name="T4">Idées principales par </text:span><text:span text:style-name="T5">thème</text:span><text:span text:style-name="T2"> </text:span><text:span text:style-name="T3">(~8-1</text:span><text:span text:style-name="T6">2</text:span><text:span text:style-name="T3"> phrases par item)</text:span><text:span text:style-name="T13"> </text:span><text:span text:style-name="T12">:</text:span></text:p>
      <text:p text:style-name="P4"/>
      <text:p text:style-name="Horizontal_20_Line"><text:span text:style-name="T14">1. </text:span><text:span text:style-name="T15">[</text:span><text:span text:style-name="T15"><office:annotation office:name="__Annotation__1185_981983644" loext:resolved="false"><dc:creator>Unknown Author</dc:creator><dc:date>2022-02-03T15:39:39.605220256</dc:date><text:p text:style-name="P12"><text:span text:style-name="T24">To be filled out</text:span></text:p></office:annotation></text:span><text:span text:style-name="T15">Theme 1</text:span><office:annotation-end office:name="__Annotation__1185_981983644"/><text:span text:style-name="T15">]</text:span><text:span text:style-name="T16"> : </text:span></text:p>
      <text:p text:style-name="P8"/>
      <text:p text:style-name="P8"/>
      <text:p text:style-name="P8"/>
      <text:p text:style-name="P4"/>
      <text:p text:style-name="P4"/>
      <text:p text:style-name="P9">2. <text:span text:style-name="T11">[Theme 2]</text:span><text:span text:style-name="T9"> : </text:span></text:p>
      <text:p text:style-name="P8"/>
      <text:p text:style-name="P8"/>
      <text:p text:style-name="P8"/>
      <text:p text:style-name="P1"/>
      <text:p text:style-name="P9">3. <text:span text:style-name="T11">[Theme 3]</text:span><text:span text:style-name="T9"> : </text:span></text:p>
      <text:p text:style-name="P8"/>
      <text:p text:style-name="P8"/>
      <text:p text:style-name="P8"/>
      <text:p text:style-name="P2"><text:soft-page-break/><text:span text:style-name="T4">Résumé à haute voix</text:span> : fait par un participant de la réunion et transcrit avec LinST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09:48:54.206270911</meta:creation-date>
    <dc:date>2022-02-03T15:44:09.688753488</dc:date>
    <meta:editing-duration>PT48M2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2" meta:paragraph-count="13" meta:word-count="71" meta:character-count="518" meta:non-whitespace-character-count="438"/>
  </office:meta>
</office:document-meta>
</file>